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6" style:family="table">
      <style:table-properties style:width="17.013cm" fo:margin-left="0cm" table:align="left"/>
    </style:style>
    <style:style style:name="Table26.A" style:family="table-column">
      <style:table-column-properties style:column-width="1.797cm"/>
    </style:style>
    <style:style style:name="Table26.C" style:family="table-column">
      <style:table-column-properties style:column-width="8.338cm"/>
    </style:style>
    <style:style style:name="Table26.D" style:family="table-column">
      <style:table-column-properties style:column-width="5.08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0.984cm"/>
    </style:style>
    <style:style style:name="Table1.B" style:family="table-column">
      <style:table-column-properties style:column-width="4.413cm"/>
    </style:style>
    <style:style style:name="Table1.C" style:family="table-column">
      <style:table-column-properties style:column-width="1.614cm"/>
    </style:style>
    <style:style style:name="Table1.D" style:family="table-column">
      <style:table-column-properties style:column-width="2.641cm"/>
    </style:style>
    <style:style style:name="Table1.E" style:family="table-column">
      <style:table-column-properties style:column-width="4.572cm"/>
    </style:style>
    <style:style style:name="Table1.F" style:family="table-column">
      <style:table-column-properties style:column-width="2.78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deaed" officeooo:paragraph-rsid="00087709"/>
    </style:style>
    <style:style style:name="P2" style:family="paragraph" style:parent-style-name="Table_20_Contents">
      <style:text-properties officeooo:paragraph-rsid="00087709"/>
    </style:style>
    <style:style style:name="P3" style:family="paragraph" style:parent-style-name="Table_20_Contents">
      <style:text-properties officeooo:rsid="00087709" officeooo:paragraph-rsid="00087709"/>
    </style:style>
    <style:style style:name="P4" style:family="paragraph" style:parent-style-name="Table_20_Contents">
      <style:text-properties officeooo:rsid="0009000b" officeooo:paragraph-rsid="0009000b"/>
    </style:style>
    <style:style style:name="P5" style:family="paragraph" style:parent-style-name="Table_20_Contents">
      <style:text-properties officeooo:rsid="0012a97d" officeooo:paragraph-rsid="0012a97d"/>
    </style:style>
    <style:style style:name="P6" style:family="paragraph" style:parent-style-name="Text_20_body">
      <style:text-properties officeooo:rsid="00087709" officeooo:paragraph-rsid="00087709"/>
    </style:style>
    <style:style style:name="P7" style:family="paragraph" style:parent-style-name="Text_20_body">
      <style:text-properties officeooo:rsid="000cd30a" officeooo:paragraph-rsid="0012a97d"/>
    </style:style>
    <style:style style:name="P8" style:family="paragraph" style:parent-style-name="Text_20_body">
      <style:text-properties officeooo:rsid="000f2d05" officeooo:paragraph-rsid="000f2d05"/>
    </style:style>
    <style:style style:name="P9" style:family="paragraph" style:parent-style-name="Text_20_body">
      <style:text-properties officeooo:rsid="000fe8af" officeooo:paragraph-rsid="000fe8af"/>
    </style:style>
    <style:style style:name="P10" style:family="paragraph" style:parent-style-name="Text_20_body">
      <style:text-properties officeooo:rsid="0012a97d" officeooo:paragraph-rsid="0012a97d"/>
    </style:style>
    <style:style style:name="P11" style:family="paragraph" style:parent-style-name="Text_20_body">
      <style:text-properties officeooo:rsid="0013063b" officeooo:paragraph-rsid="0013063b"/>
    </style:style>
    <style:style style:name="P12" style:family="paragraph" style:parent-style-name="Text_20_body">
      <style:text-properties style:text-line-through-style="solid" style:text-line-through-type="single" officeooo:paragraph-rsid="000cd30a"/>
    </style:style>
    <style:style style:name="P13" style:family="paragraph" style:parent-style-name="Text_20_body">
      <style:text-properties style:text-line-through-style="solid" style:text-line-through-type="single" officeooo:paragraph-rsid="000b6cb3"/>
    </style:style>
    <style:style style:name="P14" style:family="paragraph" style:parent-style-name="Text_20_body">
      <style:text-properties style:text-line-through-style="solid" style:text-line-through-type="single" officeooo:rsid="000d7ec1" officeooo:paragraph-rsid="000d7ec1"/>
    </style:style>
    <style:style style:name="P15" style:family="paragraph" style:parent-style-name="Text_20_body">
      <style:text-properties style:text-line-through-style="solid" style:text-line-through-type="single" officeooo:rsid="000b6cb3" officeooo:paragraph-rsid="000b6cb3"/>
    </style:style>
    <style:style style:name="P16" style:family="paragraph" style:parent-style-name="Text_20_body">
      <style:text-properties style:text-line-through-style="solid" style:text-line-through-type="single" officeooo:rsid="000cd30a" officeooo:paragraph-rsid="0012a97d"/>
    </style:style>
    <style:style style:name="P17" style:family="paragraph" style:parent-style-name="Text_20_body">
      <style:text-properties style:text-line-through-style="solid" style:text-line-through-type="single" officeooo:rsid="0013063b" officeooo:paragraph-rsid="0013063b"/>
    </style:style>
    <style:style style:name="P18" style:family="paragraph" style:parent-style-name="Text_20_body">
      <style:text-properties style:text-line-through-style="solid" style:text-line-through-type="single" officeooo:rsid="000fe8af" officeooo:paragraph-rsid="000fe8af"/>
    </style:style>
    <style:style style:name="P19" style:family="paragraph" style:parent-style-name="Text_20_body">
      <style:text-properties officeooo:rsid="0016f58a" officeooo:paragraph-rsid="0016f58a"/>
    </style:style>
    <style:style style:name="P20" style:family="paragraph" style:parent-style-name="Text_20_body">
      <style:text-properties officeooo:rsid="00188066" officeooo:paragraph-rsid="00188066"/>
    </style:style>
    <style:style style:name="P21" style:family="paragraph" style:parent-style-name="Text_20_body">
      <style:text-properties officeooo:rsid="0019a264" officeooo:paragraph-rsid="0019a264"/>
    </style:style>
    <style:style style:name="P22" style:family="paragraph" style:parent-style-name="Text_20_body">
      <style:text-properties officeooo:rsid="0019dbad" officeooo:paragraph-rsid="0019dbad"/>
    </style:style>
    <style:style style:name="P23" style:family="paragraph" style:parent-style-name="Title">
      <style:text-properties officeooo:rsid="00087709" officeooo:paragraph-rsid="00087709"/>
    </style:style>
    <style:style style:name="P24" style:family="paragraph" style:parent-style-name="Contents_20_Heading">
      <style:paragraph-properties fo:break-before="page"/>
    </style:style>
    <style:style style:name="P25" style:family="paragraph" style:parent-style-name="Footnote">
      <style:text-properties officeooo:rsid="000cd30a" officeooo:paragraph-rsid="000cd30a"/>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1">
      <style:text-properties officeooo:rsid="001bb0c3" officeooo:paragraph-rsid="001bb0c3"/>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list-style-name="">
      <style:text-properties officeooo:rsid="00087709" officeooo:paragraph-rsid="00087709"/>
    </style:style>
    <style:style style:name="P31" style:family="paragraph" style:parent-style-name="Heading_20_1">
      <style:text-properties officeooo:rsid="0009000b" officeooo:paragraph-rsid="0009000b"/>
    </style:style>
    <style:style style:name="P32" style:family="paragraph" style:parent-style-name="Heading_20_1">
      <style:paragraph-properties fo:break-before="page"/>
      <style:text-properties officeooo:rsid="001c8e33" officeooo:paragraph-rsid="00087709"/>
    </style:style>
    <style:style style:name="P33" style:family="paragraph" style:parent-style-name="Heading_20_1" style:list-style-name="">
      <style:paragraph-properties fo:break-before="page"/>
      <style:text-properties officeooo:rsid="00087709" officeooo:paragraph-rsid="00087709"/>
    </style:style>
    <style:style style:name="P34" style:family="paragraph" style:parent-style-name="Heading_20_1">
      <style:paragraph-properties fo:break-before="page"/>
      <style:text-properties officeooo:rsid="00087709" officeooo:paragraph-rsid="00087709"/>
    </style:style>
    <style:style style:name="P35" style:family="paragraph" style:parent-style-name="Heading_20_3">
      <style:text-properties style:text-line-through-style="solid" style:text-line-through-type="single" officeooo:rsid="000d7ec1" officeooo:paragraph-rsid="000d7ec1"/>
    </style:style>
    <style:style style:name="P36" style:family="paragraph" style:parent-style-name="Heading_20_3">
      <style:text-properties officeooo:rsid="001553b4" officeooo:paragraph-rsid="001553b4"/>
    </style:style>
    <style:style style:name="P37" style:family="paragraph" style:parent-style-name="Heading_20_3">
      <style:text-properties officeooo:rsid="0016ba4b" officeooo:paragraph-rsid="0016ba4b"/>
    </style:style>
    <style:style style:name="P38" style:family="paragraph" style:parent-style-name="Heading_20_2">
      <style:text-properties style:text-line-through-style="solid" style:text-line-through-type="single" officeooo:rsid="0009000b" officeooo:paragraph-rsid="000a590e"/>
    </style:style>
    <style:style style:name="P39" style:family="paragraph" style:parent-style-name="Heading_20_2">
      <style:text-properties officeooo:rsid="000a590e" officeooo:paragraph-rsid="000a590e"/>
    </style:style>
    <style:style style:name="P40" style:family="paragraph" style:parent-style-name="Heading_20_2">
      <style:text-properties officeooo:rsid="0009000b" officeooo:paragraph-rsid="0009000b"/>
    </style:style>
    <style:style style:name="P41" style:family="paragraph" style:parent-style-name="Text_20_body" style:list-style-name="">
      <style:text-properties officeooo:rsid="00087709" officeooo:paragraph-rsid="00087709"/>
    </style:style>
    <style:style style:name="P42" style:family="paragraph" style:parent-style-name="Text_20_body" style:list-style-name="L1">
      <style:text-properties style:text-line-through-style="solid" style:text-line-through-type="single" officeooo:rsid="000d7ec1" officeooo:paragraph-rsid="000d7ec1"/>
    </style:style>
    <style:style style:name="P43" style:family="paragraph" style:parent-style-name="Text_20_body" style:list-style-name="L1">
      <style:text-properties style:text-line-through-style="solid" style:text-line-through-type="single" officeooo:rsid="000f2d05" officeooo:paragraph-rsid="000f2d05"/>
    </style:style>
    <style:style style:name="P44" style:family="paragraph" style:parent-style-name="Text_20_body" style:list-style-name="L2">
      <style:text-properties officeooo:rsid="0016f58a" officeooo:paragraph-rsid="0016f58a"/>
    </style:style>
    <style:style style:name="P45" style:family="paragraph" style:parent-style-name="Text_20_body" style:list-style-name="L2">
      <style:text-properties officeooo:rsid="0018c9f2" officeooo:paragraph-rsid="0018c9f2"/>
    </style:style>
    <style:style style:name="P46" style:family="paragraph" style:parent-style-name="Text_20_body" style:list-style-name="L3">
      <style:text-properties officeooo:rsid="0018c9f2" officeooo:paragraph-rsid="0018c9f2"/>
    </style:style>
    <style:style style:name="P47" style:family="paragraph" style:parent-style-name="Text_20_body" style:list-style-name="L3">
      <style:text-properties officeooo:rsid="00188066" officeooo:paragraph-rsid="00188066"/>
    </style:style>
    <style:style style:name="P48" style:family="paragraph" style:parent-style-name="Text_20_body">
      <style:text-properties officeooo:rsid="0019a264" officeooo:paragraph-rsid="0019a264"/>
    </style:style>
    <style:style style:name="P49" style:family="paragraph" style:parent-style-name="Text_20_body" style:list-style-name="L4">
      <style:text-properties officeooo:rsid="0019a264" officeooo:paragraph-rsid="0019a264"/>
    </style:style>
    <style:style style:name="T1" style:family="text">
      <style:text-properties officeooo:rsid="00087709"/>
    </style:style>
    <style:style style:name="T2" style:family="text">
      <style:text-properties fo:font-size="10pt" style:font-size-asian="10pt" style:font-size-complex="10pt"/>
    </style:style>
    <style:style style:name="T3" style:family="text">
      <style:text-properties officeooo:rsid="0009000b"/>
    </style:style>
    <style:style style:name="T4" style:family="text">
      <style:text-properties officeooo:rsid="000a590e"/>
    </style:style>
    <style:style style:name="T5" style:family="text">
      <style:text-properties officeooo:rsid="000fe8af"/>
    </style:style>
    <style:style style:name="T6" style:family="text">
      <style:text-properties officeooo:rsid="0011a14b"/>
    </style:style>
    <style:style style:name="T7" style:family="text">
      <style:text-properties officeooo:rsid="0012a97d"/>
    </style:style>
    <style:style style:name="T8" style:family="text">
      <style:text-properties officeooo:rsid="0014b506"/>
    </style:style>
    <style:style style:name="T9" style:family="text">
      <style:text-properties officeooo:rsid="0016f58a"/>
    </style:style>
    <style:style style:name="T10" style:family="text">
      <style:text-properties officeooo:rsid="00188066"/>
    </style:style>
    <style:style style:name="T11" style:family="text">
      <style:text-properties officeooo:rsid="0019dbad"/>
    </style:style>
    <style:style style:name="T12" style:family="text">
      <style:text-properties officeooo:rsid="001bb0c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SWiFi – firmwar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6"><text:a xlink:type="simple" xlink:href="#__RefHeading___Toc2437_1327984525" text:style-name="Index_20_Link" text:visited-style-name="Index_20_Link">Changelog<text:tab/>3</text:a></text:p>
          <text:p text:style-name="P26"><text:a xlink:type="simple" xlink:href="#__RefHeading___Toc2439_1327984525" text:style-name="Index_20_Link" text:visited-style-name="Index_20_Link">Dokumenty powiązane<text:tab/>4</text:a></text:p>
          <text:p text:style-name="P26"><text:a xlink:type="simple" xlink:href="#__RefHeading___Toc2283_1327984525" text:style-name="Index_20_Link" text:visited-style-name="Index_20_Link">Hardware<text:tab/>5</text:a></text:p>
          <text:p text:style-name="P26"><text:a xlink:type="simple" xlink:href="#__RefHeading___Toc2441_1327984525" text:style-name="Index_20_Link" text:visited-style-name="Index_20_Link">Funkcje<text:tab/>5</text:a></text:p>
          <text:p text:style-name="P28"><text:a xlink:type="simple" xlink:href="#__RefHeading___Toc2316_1327984525" text:style-name="Index_20_Link" text:visited-style-name="Index_20_Link">Repeater Modbus RS485<text:tab/>5</text:a></text:p>
          <text:p text:style-name="P29"><text:a xlink:type="simple" xlink:href="#__RefHeading___Toc2443_1327984525" text:style-name="Index_20_Link" text:visited-style-name="Index_20_Link">Testy<text:tab/>5</text:a></text:p>
          <text:p text:style-name="P28"><text:a xlink:type="simple" xlink:href="#__RefHeading___Toc2325_1327984525" text:style-name="Index_20_Link" text:visited-style-name="Index_20_Link">Podgląd stanu ISM 0-10<text:tab/>5</text:a></text:p>
          <text:p text:style-name="P28"><text:a xlink:type="simple" xlink:href="#__RefHeading___Toc2445_1327984525" text:style-name="Index_20_Link" text:visited-style-name="Index_20_Link">Serwer REST API<text:tab/>6</text:a></text:p>
          <text:p text:style-name="P28"><text:a xlink:type="simple" xlink:href="#__RefHeading___Toc2447_1327984525" text:style-name="Index_20_Link" text:visited-style-name="Index_20_Link">Logger<text:tab/>6</text:a></text:p>
          <text:p text:style-name="P29"><text:a xlink:type="simple" xlink:href="#__RefHeading___Toc2449_1327984525" text:style-name="Index_20_Link" text:visited-style-name="Index_20_Link">Log stały<text:tab/>6</text:a></text:p>
          <text:p text:style-name="P29"><text:a xlink:type="simple" xlink:href="#__RefHeading___Toc2451_1327984525" text:style-name="Index_20_Link" text:visited-style-name="Index_20_Link">Log wydarzeń<text:tab/>7</text:a></text:p>
          <text:p text:style-name="P29"><text:a xlink:type="simple" xlink:href="#__RefHeading___Toc2453_1327984525" text:style-name="Index_20_Link" text:visited-style-name="Index_20_Link">Log błędów<text:tab/>7</text:a></text:p>
          <text:p text:style-name="P29"><text:a xlink:type="simple" xlink:href="#__RefHeading___Toc2455_1327984525" text:style-name="Index_20_Link" text:visited-style-name="Index_20_Link">Historia Wartości<text:tab/>7</text:a></text:p>
          <text:p text:style-name="P28"><text:a xlink:type="simple" xlink:href="#__RefHeading___Toc2457_1327984525" text:style-name="Index_20_Link" text:visited-style-name="Index_20_Link">Kontroler temperatury<text:tab/>8</text:a></text:p>
        </text:index-body>
      </text:table-of-content>
      <text:h text:style-name="P30" text:outline-level="1"/>
      <text:h text:style-name="P32" text:outline-level="1"><text:bookmark-start text:name="__RefHeading___Toc2437_1327984525"/>Changelog<text:bookmark-end text:name="__RefHeading___Toc2437_1327984525"/></text:h>
      <table:table table:name="Table26" table:style-name="Table26">
        <table:table-column table:style-name="Table26.A" table:number-columns-repeated="2"/>
        <table:table-column table:style-name="Table26.C"/>
        <table:table-column table:style-name="Table26.D"/>
        <table:table-row>
          <table:table-cell table:style-name="Table26.A1" office:value-type="string">
            <text:p text:style-name="P1">Rev</text:p>
          </table:table-cell>
          <table:table-cell table:style-name="Table26.A1" office:value-type="string">
            <text:p text:style-name="P1">Dat<text:span text:style-name="T1">a</text:span></text:p>
          </table:table-cell>
          <table:table-cell table:style-name="Table26.A1" office:value-type="string">
            <text:p text:style-name="P3">Opis</text:p>
          </table:table-cell>
          <table:table-cell table:style-name="Table26.D1" office:value-type="string">
            <text:p text:style-name="P3">Autor</text:p>
          </table:table-cell>
        </table:table-row>
        <table:table-row>
          <table:table-cell table:style-name="Table26.A2" office:value-type="string">
            <text:p text:style-name="P1">1.0</text:p>
          </table:table-cell>
          <table:table-cell table:style-name="Table26.A2" office:value-type="string">
            <text:p text:style-name="P1"><text:span text:style-name="T1">05.03</text:span>.17</text:p>
          </table:table-cell>
          <table:table-cell table:style-name="Table26.A2" office:value-type="string">
            <text:p text:style-name="P1">Init draft</text:p>
          </table:table-cell>
          <table:table-cell table:style-name="Table26.D2" office:value-type="string">
            <text:p text:style-name="P1">M.R.</text:p>
          </table:table-cell>
        </table:table-row>
        <table:table-row>
          <table:table-cell table:style-name="Table26.A2" office:value-type="string">
            <text:p text:style-name="P2"/>
          </table:table-cell>
          <table:table-cell table:style-name="Table26.A2" office:value-type="string">
            <text:p text:style-name="P2"/>
          </table:table-cell>
          <table:table-cell table:style-name="Table26.A2" office:value-type="string">
            <text:p text:style-name="P2"/>
          </table:table-cell>
          <table:table-cell table:style-name="Table26.D2" office:value-type="string">
            <text:p text:style-name="P2"/>
          </table:table-cell>
        </table:table-row>
      </table:table>
      <text:h text:style-name="P41" text:outline-level="1"/>
      <text:h text:style-name="P33" text:outline-level="1"><text:bookmark-start text:name="__RefHeading___Toc2439_1327984525"/>Dokumenty powiązane<text:bookmark-end text:name="__RefHeading___Toc2439_1327984525"/></text:h>
      <text:h text:style-name="P41"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ID</text:p>
          </table:table-cell>
          <table:table-cell table:style-name="Table1.A1" office:value-type="string">
            <text:p text:style-name="P3">Tytuł</text:p>
          </table:table-cell>
          <table:table-cell table:style-name="Table1.A1" office:value-type="string">
            <text:p text:style-name="P3">Wersja</text:p>
          </table:table-cell>
          <table:table-cell table:style-name="Table1.A1" office:value-type="string">
            <text:p text:style-name="P3">Data</text:p>
          </table:table-cell>
          <table:table-cell table:style-name="Table1.A1" office:value-type="string">
            <text:p text:style-name="P3">Plik</text:p>
          </table:table-cell>
          <table:table-cell table:style-name="Table1.F1" office:value-type="string">
            <text:p text:style-name="P1">Author</text:p>
          </table:table-cell>
        </table:table-row>
        <table:table-row>
          <table:table-cell table:style-name="Table1.A2" office:value-type="string">
            <text:p text:style-name="P1"><text:reference-mark-start text:name="[1]"/><text:span text:style-name="T4">[</text:span>1<text:span text:style-name="T4">]</text:span><text:reference-mark-end text:name="[1]"/></text:p>
          </table:table-cell>
          <table:table-cell table:style-name="Table1.A2" office:value-type="string">
            <text:p text:style-name="P3"><text:span text:style-name="T2">Moduł komunikacji bezprzewodowej ISWiFi</text:span> </text:p>
          </table:table-cell>
          <table:table-cell table:style-name="Table1.A2" office:value-type="string">
            <text:p text:style-name="P4">3</text:p>
          </table:table-cell>
          <table:table-cell table:style-name="Table1.A2" office:value-type="string">
            <text:p text:style-name="P4">02-03-2017</text:p>
          </table:table-cell>
          <table:table-cell table:style-name="Table1.A2" office:value-type="string">
            <text:p text:style-name="P4">ISWiFi_moduł.pdf</text:p>
          </table:table-cell>
          <table:table-cell table:style-name="Table1.F2" office:value-type="string">
            <text:p text:style-name="P4">R.Smaga</text:p>
          </table:table-cell>
        </table:table-row>
        <table:table-row>
          <table:table-cell table:style-name="Table1.A2" office:value-type="string">
            <text:p text:style-name="P4"><text:reference-mark-start text:name="[2]"/><text:span text:style-name="T4">[</text:span>2<text:span text:style-name="T4">]</text:span><text:reference-mark-end text:name="[2]"/></text:p>
          </table:table-cell>
          <table:table-cell table:style-name="Table1.A2" office:value-type="string">
            <text:p text:style-name="P4"><text:span text:style-name="T2">ISWiFi Communication</text:span> </text:p>
          </table:table-cell>
          <table:table-cell table:style-name="Table1.A2" office:value-type="string">
            <text:p text:style-name="P4">1.01</text:p>
          </table:table-cell>
          <table:table-cell table:style-name="Table1.A2" office:value-type="string">
            <text:p text:style-name="P4">04.03.17 </text:p>
          </table:table-cell>
          <table:table-cell table:style-name="Table1.A2" office:value-type="string">
            <text:p text:style-name="P4">Komunikacja.pdf</text:p>
          </table:table-cell>
          <table:table-cell table:style-name="Table1.F2" office:value-type="string">
            <text:p text:style-name="P4">M.Radziwon</text:p>
          </table:table-cell>
        </table:table-row>
        <table:table-row>
          <table:table-cell table:style-name="Table1.A2" office:value-type="string">
            <text:p text:style-name="P5"><text:reference-mark-start text:name="[3]"/>[3]<text:reference-mark-end text:name="[3]"/></text:p>
          </table:table-cell>
          <table:table-cell table:style-name="Table1.A2" office:value-type="string">
            <text:p text:style-name="P5">Parametry</text:p>
          </table:table-cell>
          <table:table-cell table:style-name="Table1.A2" office:value-type="string">
            <text:p text:style-name="P5">1.01</text:p>
          </table:table-cell>
          <table:table-cell table:style-name="Table1.A2" office:value-type="string">
            <text:p text:style-name="P5">5.03.17</text:p>
          </table:table-cell>
          <table:table-cell table:style-name="Table1.A2" office:value-type="string">
            <text:p text:style-name="P5">Parametry.pdf</text:p>
          </table:table-cell>
          <table:table-cell table:style-name="Table1.F2" office:value-type="string">
            <text:p text:style-name="P5">M.Radziwon</text:p>
          </table:table-cell>
        </table:table-row>
      </table:table>
      <text:h text:style-name="P34" text:outline-level="1"><text:bookmark-start text:name="__RefHeading___Toc2283_1327984525"/>Hardware<text:bookmark-end text:name="__RefHeading___Toc2283_1327984525"/></text:h>
      <text:p text:style-name="P6">Oprogramowanie wbudowane będzie działało na procesorze STM32F105 będącym częścią systemu opisanego w <text:reference-ref text:reference-format="text" text:ref-name="[1]">[1]</text:reference-ref><text:span text:style-name="T3">. </text:span></text:p>
      <text:h text:style-name="P31" text:outline-level="1"><text:bookmark-start text:name="__RefHeading___Toc2441_1327984525"/>Funkcje<text:bookmark-end text:name="__RefHeading___Toc2441_1327984525"/></text:h>
      <text:h text:style-name="P38" text:outline-level="2"><text:bookmark-start text:name="__RefHeading___Toc2316_1327984525"/>Repeater Modbus RS485<text:bookmark-end text:name="__RefHeading___Toc2316_1327984525"/></text:h>
      <text:p text:style-name="P12"><text:span text:style-name="T4">Urządzenie powinno przekierowywać zapytania modbus kierowane do ISM010 (adres zgodny z /ISM010_26</text:span><text:span text:style-name="T4"><text:note text:id="ftn1" text:note-class="footnote"><text:note-citation>1</text:note-citation><text:note-body><text:p text:style-name="P25">Adres ISM010 powinien być sprawdzony raz po włączeniu zasilania</text:p></text:note-body></text:note></text:span><text:span text:style-name="T4">) pojawiajace się na porcie MODBUS SLAVE </text:span><text:span text:style-name="T4"><text:reference-ref text:reference-format="text" text:ref-name="[1]">[1]</text:reference-ref></text:span><text:span text:style-name="T4"> na port ISM0-10V MODBUS MASTER, odczekać maksymalny interwał (/Properties/ModbusDelay) i zwrócić odpowiedź jeśli nadeszła, jeśli nie to zwrócić błąd:</text:span></text:p>
      <text:p text:style-name="P13"><text:span text:style-name="T4">0x0B </text:span>Gateway Target Device Failed to Respond</text:p>
      <text:p text:style-name="P14">i nie przesyłać z powrotem ramki odpowiedzi jeśli się pojawi</text:p>
      <text:p text:style-name="P15">Jeśli ISWiFi jest w stanie komunikacji z ISM010, żądanie zewnętrzne powinno zostać zakolejkowane, jeśli minie czas zdefinioany w <text:s/><text:span text:style-name="T4">Properties/ModbusDelay </text:span>powinien zwrócić błąd:</text:p>
      <text:p text:style-name="P15">0x06 Slave Device Busy </text:p>
      <text:p text:style-name="P16">Urządzenie powinno obsługiwać standard protokołu modbus RTU oraz ASCII (/Modbus/Type) na porcie <text:span text:style-name="T4">MODBUS SLAVE. </text:span>Port <text:span text:style-name="T4">port ISM0-10V MODBUS MASTER </text:span>ustawiony na sztywno ASCII</text:p>
      <text:p text:style-name="P16"><text:span text:style-name="T7">Po każdej transakcji ustawić /ISM010_available</text:span> <text:span text:style-name="T7">na true lub false</text:span></text:p>
      <text:p text:style-name="P17">Po nieudanej transakcji dodać błąd do logu błędów</text:p>
      <text:h text:style-name="P35" text:outline-level="3"><text:bookmark-start text:name="__RefHeading___Toc2443_1327984525"/>Testy<text:bookmark-end text:name="__RefHeading___Toc2443_1327984525"/></text:h>
      <text:list xml:id="list298264407595745926" text:style-name="L1">
        <text:list-item>
          <text:p text:style-name="P42">Prawidłowo działający repeater ASCII i RTU w adresacji [1-127].</text:p>
        </text:list-item>
        <text:list-item>
          <text:p text:style-name="P42">Przekazanie błędu 0x0B i zaniechanie przesłania spóźnionej ramki odpowiedzi</text:p>
        </text:list-item>
        <text:list-item>
          <text:p text:style-name="P43">Przekazanie błędu 0x06 </text:p>
        </text:list-item>
      </text:list>
      <text:h text:style-name="P39" text:outline-level="2"><text:bookmark-start text:name="__RefHeading___Toc2325_1327984525"/>Podgląd stanu ISM 0-10<text:bookmark-end text:name="__RefHeading___Toc2325_1327984525"/></text:h>
      <text:p text:style-name="P9">Urządzenie powinno odczytać wszystkie parametry ISM010 w momencie podania zasilania oraz po wymuszeniu resetu (/ISM010_restart). <text:span text:style-name="T9">Parametry 1-16 oraz 501-634</text:span></text:p>
      <text:p text:style-name="P18">Urządzenie powinno wykorzystywać komunikację przechodzącą przez <text:bookmark-ref text:reference-format="text" text:ref-name="__RefHeading___Toc2316_1327984525">Repeater Modbus RS485</text:bookmark-ref> <text:span text:style-name="T6">w celu uaktualniana parametrów (w przypadku zapisu nowych wartości do ISM010 należy uaktualnić wartość po otrzymaniu potwierdzenia z ISM010).</text:span></text:p>
      <text:p text:style-name="P8">Urządzenie powinno cyklicznie (co interwał zdefiniowany w /Properties/QuerryInterval) odpytywać ISM010 o wartości parametrów <text:span text:style-name="T9">2-1</text:span>6.</text:p>
      <text:p text:style-name="P9"><text:soft-page-break/>Zmiana każdego parametru w stosunku do ostatnio zapamiętanej wartości powinna być sprawdzana wg parametru /Querry/SensRange (jeśli zmiana wartości jest większa niż zadana wartość procentowa poprzedniej wielkości parametr jest zapisywany). Jeśli zapisywany parametr może wymagać wpisu do jednego lub więcej logów (log zdarzeń, historii wartości, histogramu wartości, lista błędów).</text:p>
      <text:p text:style-name="P7"><text:span text:style-name="T7">Po każdej pomyślnej transakcji ustawić /ISM010_available</text:span> <text:span text:style-name="T7">na true</text:span></text:p>
      <text:h text:style-name="P40" text:outline-level="2"><text:bookmark-start text:name="__RefHeading___Toc2445_1327984525"/>Serwer REST API<text:bookmark-end text:name="__RefHeading___Toc2445_1327984525"/></text:h>
      <text:p text:style-name="P10">Szczegóły komunikacji opisane są w dokumencie <text:reference-ref text:reference-format="text" text:ref-name="[2]">[2]</text:reference-ref>, lista parametrów w dokumencie <text:reference-ref text:reference-format="text" text:ref-name="[3]">[3]</text:reference-ref>.</text:p>
      <text:p text:style-name="P10">Serwer powinien działać zarówno po WiFi jak i Ethernet. </text:p>
      <text:p text:style-name="P10">Każde zapytanie o parametr ISM010 powinno skutkować wysłaniem zapytania MODBUS, a odpowiedź sprawdzona jak w <text:bookmark-ref text:reference-format="text" text:ref-name="__RefHeading___Toc2325_1327984525">Podgląd stanu ISM 0-10</text:bookmark-ref>. </text:p>
      <text:p text:style-name="P11">/ISM010_restart powinien wymusić wpis do logu wydarzeń i do logu stałego. </text:p>
      <text:p text:style-name="P11">każda zmiana parametru powinna być wpisana do logu wydarzeń oraz powinna uaktualnić pole /Properties/LastChange oraz /Properties/Changes</text:p>
      <text:p text:style-name="P11">Każde <text:span text:style-name="T8">żądanie usunięcia pliku wymusza wpis do logu wydarzeń i logu stałego.</text:span></text:p>
      <text:h text:style-name="P40" text:outline-level="2"><text:bookmark-start text:name="__RefHeading___Toc2447_1327984525"/>Logger<text:bookmark-end text:name="__RefHeading___Toc2447_1327984525"/></text:h>
      <text:p text:style-name="P19">Logger powinien tworzyć pliki csv oddzielane znakami tabulacji z CRLF jako znakiem konca linii.</text:p>
      <text:p text:style-name="P19">Każda linia powinna zawierać czas+datę tekstowo, czas unixowy, oraz string z opisem błędu.</text:p>
      <text:p text:style-name="P20">Pliki loggera powinny mieć maksymalną wielkość wynikającą z rozmiaru karty, po którego przekroczeniu po dodaniu nowego wpisu, najstarszy powinien być kasowany. Moment przekroczenia maksymalnego rozmiaru powinien być odnotowany w logu stałym wraz z zapisaniem daty najstarszego wpisu. </text:p>
      <text:p text:style-name="P20">Zapisywanie powinno być „bezpieczne” tzn odporne na zanik napięcia zasilania w chwili zapisu.</text:p>
      <text:p text:style-name="P22">Rozważana jest opcja archiwizacji (kompresji) plików po przekroczeniu pewnej wartości i umieszczenie informacji o tym w logu.</text:p>
      <text:h text:style-name="P36" text:outline-level="3"><text:bookmark-start text:name="__RefHeading___Toc2449_1327984525"/>Log stały<text:bookmark-end text:name="__RefHeading___Toc2449_1327984525"/></text:h>
      <text:p text:style-name="P19">Plik niemożliwy do usunięcia przez API. Zapisywane do niego powinny być jedynie najważniejsze zdarzenia –:</text:p>
      <text:list xml:id="list3530328341141116009" text:style-name="L2">
        <text:list-item>
          <text:p text:style-name="P44">usuwanie/czyszczenie innych logów</text:p>
        </text:list-item>
        <text:list-item>
          <text:p text:style-name="P44">zmiana ustawień ISWiFi</text:p>
        </text:list-item>
        <text:list-item>
          <text:p text:style-name="P44">zmiana ustawień ISM010</text:p>
        </text:list-item>
        <text:list-item>
          <text:p text:style-name="P44">restartowanie poprzez API, </text:p>
        </text:list-item>
        <text:list-item>
          <text:p text:style-name="P44">kasowanie awarii</text:p>
        </text:list-item>
        <text:list-item>
          <text:p text:style-name="P45"><text:soft-page-break/>zmiana ustawień czasu (/Time/Time )</text:p>
        </text:list-item>
      </text:list>
      <text:h text:style-name="P36" text:outline-level="3"><text:bookmark-start text:name="__RefHeading___Toc2451_1327984525"/>Log wydarzeń<text:bookmark-end text:name="__RefHeading___Toc2451_1327984525"/></text:h>
      <text:p text:style-name="P20">W logu wydarzeń powinny być odnotowane poniższe sytuacje:</text:p>
      <text:list xml:id="list7338797941882563222" text:style-name="L3">
        <text:list-item>
          <text:p text:style-name="P47">nawiązanie połączenia z aplikacji mobilnej bądź Ethernet (jeśli możliwe zapis adresu MAC łączącego się urządzenia)</text:p>
        </text:list-item>
        <text:list-item>
          <text:p text:style-name="P47">zaniki zasilania</text:p>
        </text:list-item>
        <text:list-item>
          <text:p text:style-name="P46">start systemu (pojawienie się zasilania)</text:p>
        </text:list-item>
        <text:list-item>
          <text:p text:style-name="P46">zmiana fazy z 00 na 01 (start systemu)</text:p>
        </text:list-item>
        <text:list-item>
          <text:p text:style-name="P47">zmiana fazy ISM010 (parametr 10)</text:p>
        </text:list-item>
        <text:list-item>
          <text:p text:style-name="P47">odczyt plików /Data/{filename} – moment dostępu oraz plik</text:p>
        </text:list-item>
        <text:list-item>
          <text:p text:style-name="P46">restart poprzez API</text:p>
        </text:list-item>
        <text:list-item>
          <text:p text:style-name="P46">usunięcie pliku poprzez API</text:p>
        </text:list-item>
        <text:list-item>
          <text:p text:style-name="P46">zapis parametru poprzez API</text:p>
        </text:list-item>
        <text:list-item>
          <text:p text:style-name="P46">wystąpienie błędu (kod błędu + numer kolejny błędu)</text:p>
        </text:list-item>
      </text:list>
      <text:h text:style-name="P36" text:outline-level="3"><text:bookmark-start text:name="__RefHeading___Toc2453_1327984525"/>Log błędów<text:bookmark-end text:name="__RefHeading___Toc2453_1327984525"/></text:h>
      <text:p text:style-name="P19">Log błędów powinien zawierać pojawianie się błędów w parametrze ISM010 13, oraz 9, jak również <text:span text:style-name="T10">ich skasowanie (automatyczne dla 13 i wymagające kasowania awarii dla 9 - <text:s/>potrzebne rozróżnienie w opisie). Każdy pojawiający się błąd powinien mieć nadany numer kolejny dodawany do opisu.</text:span></text:p>
      <text:h text:style-name="P37" text:outline-level="3"><text:bookmark-start text:name="__RefHeading___Toc2455_1327984525"/>Historia Wartości<text:bookmark-end text:name="__RefHeading___Toc2455_1327984525"/></text:h>
      <text:p text:style-name="P21">Tu proponuję dwie opcje:</text:p>
      <text:list xml:id="list6552386586857902674" text:style-name="L4">
        <text:list-item>
          <text:p text:style-name="P49">Jeden plik historii wartości.</text:p>
        </text:list-item>
      </text:list>
      <text:p text:style-name="P21">Każda zmiana wartości <text:span text:style-name="T7">sprawdzona jak w </text:span><text:span text:style-name="T7"><text:bookmark-ref text:reference-format="text" text:ref-name="__RefHeading___Toc2325_1327984525">Podgląd stanu ISM 0-10</text:bookmark-ref></text:span><text:span text:style-name="T7"> </text:span>(<text:span text:style-name="T5"> /Querry/SensRange</text:span>) jest odnotowywana w jednym wspólnym pliku w postaci [czas unixowy],[numer parametr],[nowa wartość]. Przy przekroczeniu wielkości pliku, po dopisaniu nowego wpisu, wpis najstarszy jest usuwany.</text:p>
      <text:list xml:id="list143305639095491" text:continue-numbering="true" text:style-name="L4">
        <text:list-item>
          <text:p text:style-name="P49">Osobne pliki dla każdego parametru. <text:span text:style-name="T11">Jeśli suma wielkości plików przekroczy ustaloną wartość, ostatni wpis z największego pliku jest usuwany po wpisaniu nowej wartosci (możliwe, ze do innego pliku)</text:span></text:p>
        </text:list-item>
      </text:list>
      <text:p text:style-name="P21"/>
      <text:h text:style-name="P40" text:outline-level="2"><text:bookmark-start text:name="__RefHeading___Toc2457_1327984525"/><text:soft-page-break/>Kontroler temperatury<text:bookmark-end text:name="__RefHeading___Toc2457_1327984525"/></text:h>
      <text:p text:style-name="Contents_20_1">W <text:span text:style-name="T12">urządzeniu</text:span> zakładane są <text:span text:style-name="T12">dwa obwody sterowania temperaturą za pomocą algorytmu z histerezą. Jeśli T&lt;T_0-H wyjście sterujące przełączane jest na stan wysoki, jeśli T&gt;T_0 – wyjście sterujące przełączane jest na stan niski.</text:span></text:p>
      <text:p text:style-name="Contents_20_1"/>
      <text:p text:style-name="P27">Czujnikiem temperatury będzie układ KTY81</text:p>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9000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2:30:09.660000000</meta:creation-date>
    <dc:date>2017-03-09T00:07:34.026000000</dc:date>
    <meta:editing-duration>PT9M56S</meta:editing-duration>
    <meta:editing-cycles>2</meta:editing-cycles>
    <meta:generator>LibreOffice/5.2.5.1$Windows_x86 LibreOffice_project/0312e1a284a7d50ca85a365c316c7abbf20a4d22</meta:generator>
    <meta:document-statistic meta:table-count="2" meta:image-count="0" meta:object-count="0" meta:page-count="8" meta:paragraph-count="116" meta:word-count="839" meta:character-count="5918" meta:non-whitespace-character-count="5200"/>
  </office:meta>
</office:document-meta>
</file>